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da144" officeooo:paragraph-rsid="001da144"/>
    </style:style>
    <style:style style:name="P2" style:family="paragraph" style:parent-style-name="Standard">
      <style:text-properties officeooo:paragraph-rsid="002b9ceb"/>
    </style:style>
    <style:style style:name="P3" style:family="paragraph" style:parent-style-name="Standard">
      <style:text-properties officeooo:paragraph-rsid="002b9ceb"/>
    </style:style>
    <style:style style:name="P4" style:family="paragraph" style:parent-style-name="Standard">
      <style:text-properties officeooo:paragraph-rsid="002ed8f9"/>
    </style:style>
    <style:style style:name="T1" style:family="text">
      <style:text-properties officeooo:rsid="001da144"/>
    </style:style>
    <style:style style:name="T2" style:family="text">
      <style:text-properties style:text-position="super 58%" officeooo:rsid="001da144"/>
    </style:style>
    <style:style style:name="T3" style:family="text">
      <style:text-properties officeooo:rsid="001dfa7d"/>
    </style:style>
    <style:style style:name="T4" style:family="text">
      <style:text-properties officeooo:rsid="001f3290"/>
    </style:style>
    <style:style style:name="T5" style:family="text">
      <style:text-properties officeooo:rsid="0020533b"/>
    </style:style>
    <style:style style:name="T6" style:family="text">
      <style:text-properties officeooo:rsid="00219f81"/>
    </style:style>
    <style:style style:name="T7" style:family="text">
      <style:text-properties officeooo:rsid="0022b9ec"/>
    </style:style>
    <style:style style:name="T8" style:family="text">
      <style:text-properties officeooo:rsid="0025192e"/>
    </style:style>
    <style:style style:name="T9" style:family="text">
      <style:text-properties officeooo:rsid="0026f8c6"/>
    </style:style>
    <style:style style:name="T10" style:family="text">
      <style:text-properties officeooo:rsid="0027e170"/>
    </style:style>
    <style:style style:name="T11" style:family="text">
      <style:text-properties officeooo:rsid="002887f8"/>
    </style:style>
    <style:style style:name="T12" style:family="text">
      <style:text-properties officeooo:rsid="0029b6f1"/>
    </style:style>
    <style:style style:name="T13" style:family="text">
      <style:text-properties officeooo:rsid="002a127d"/>
    </style:style>
    <style:style style:name="T14" style:family="text">
      <style:text-properties officeooo:rsid="002b9ceb"/>
    </style:style>
    <style:style style:name="T15" style:family="text">
      <style:text-properties officeooo:rsid="002c86cf"/>
    </style:style>
    <style:style style:name="T16" style:family="text">
      <style:text-properties officeooo:rsid="002d0735"/>
    </style:style>
    <style:style style:name="T17" style:family="text">
      <style:text-properties officeooo:rsid="002ed8f9"/>
    </style:style>
    <style:style style:name="T18" style:family="text">
      <style:text-properties officeooo:rsid="002fc8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h Gordonson<text:tab/><text:tab/><text:tab/><text:tab/><text:tab/><text:tab/><text:tab/><text:tab/><text:tab/><text:tab/> <text:s text:c="8"/>21M.051</text:p>
      <text:p text:style-name="P2"><text:span text:style-name="T1"><text:tab/>Studio Soto </text:span><text:span text:style-name="T8">held an electronic music event at</text:span><text:span text:style-name="T1"> the</text:span><text:span text:style-name="T8">ir</text:span><text:span text:style-name="T1"> Fort Point </text:span><text:span text:style-name="T8">studio in</text:span><text:span text:style-name="T1"> Boston on December 3</text:span><text:span text:style-name="T2">rd </text:span><text:span text:style-name="T1">2011. <text:s/></text:span><text:span text:style-name="T8">The invited artists included Bets</text:span><text:span text:style-name="T9">e</text:span><text:span text:style-name="T8">y Big</text:span><text:span text:style-name="T9">gs,</text:span><text:span text:style-name="T8"> the Audrain/Graham/Hayleck/Moore Quarte</text:span><text:span text:style-name="T9">t</text:span><text:span text:style-name="T8">, and a trio composed of the MIT Music Department's Peter Whincop, the MIT Music Library's Forrest Larson, and Studio Soto's Jed Speare. <text:s/></text:span></text:p>
      <text:p text:style-name="P4"><text:span text:style-name="T8"><text:tab/></text:span><text:span text:style-name="T16">The Whincop, Larson, Speare Trio </text:span></text:p>
      <text:p text:style-name="P2"><text:span text:style-name="T8"><text:tab/></text:span><text:span text:style-name="T9">Betsey Biggs is </text:span><text:span text:style-name="T10">a</text:span><text:span text:style-name="T11">n artist and composer who focuses on the </text:span><text:span text:style-name="T12">deep interrelationship between sound, image, </text:span><text:span text:style-name="T13">and memory</text:span><text:span text:style-name="T12">. <text:s/>Her work tends to involve both visual and aural elements, as to evoke thought and emotion from the superposition of sound, space, </text:span><text:span text:style-name="T13">or image. <text:s/></text:span><text:span text:style-name="T14">Based in Providence, Rhode Island and Brooklyn, New York, Betsey's work has appeared at several well-known venues, including MASSMoCA and the Sundance Film Festival. <text:s/>Now a post-doctoral student at Brown, Bestey helps teach courses to the like of “Sonic Psychogeography”, “Music/Video”, and “Chamber Video”. <text:s/></text:span></text:p>
      <text:p text:style-name="P2"><text:span text:style-name="T14"><text:tab/>The Audrain/Graham/Hayleck/Moore Quartet </text:span><text:span text:style-name="T15">is composed of four members who seem to have met through various performance venues and sound studios. <text:s/>Although they are not working together on any particular project (the Quartet is a spontaneous one), they certainly were a coherent, well-practiced group during their performance at Studio Soto. <text:s/></text:span><text:span text:style-name="T17">I was not able to stay for their performance due to time constraints, but I've since heard that their piece was excellent.</text:span></text:p>
      <text:p text:style-name="P2"><text:span text:style-name="T17"><text:tab/></text:span><text:span text:style-name="T18">Studio Soto is </text:span></text:p>
      <text:p text:style-name="Standard"><text:span text:style-name="T1"><text:tab/></text:span><text:span text:style-name="T3">The performance began unannounced. <text:s/>At some point, Forrest, Peter, and Jed all took their seats, the audience subsequently took theirs, and the </text:span><text:span text:style-name="T5">piece</text:span><text:span text:style-name="T3"> slowly faded into our range of hearing. <text:s/></text:span><text:span text:style-name="T6">T</text:span><text:span text:style-name="T5">he first</text:span><text:span text:style-name="T3"> was one of </text:span><text:span text:style-name="T6">Jed's</text:span><text:span text:style-name="T3"> long drones that brought us into another space, entirely. <text:s/></text:span><text:span text:style-name="T4">The drone </text:span><text:span text:style-name="T5">was composed of a number of moving sounds, some regularly oscillating in amplitude, others sporadically entering into the soundscape. <text:s/>It grew louder – until it reached only a mumbling climax – then</text:span><text:span text:style-name="T4"> faded out, leaving us (the audience) alone in an empty world, surrounded </text:span><text:span text:style-name="T5">in an charred gray cloud pitted with an underwhelming number of ash particles stuck in an unstructured spatial configuration. <text:s/></text:span></text:p>
      <text:p text:style-name="Standard"><text:span text:style-name="T5"><text:tab/>A harmonic-saturated hum begins to make itself noticeable; slowly</text:span><text:span text:style-name="T6"> grow</text:span><text:span text:style-name="T7">ing towards </text:span><text:span text:style-name="T6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h Gordonson</meta:initial-creator>
    <meta:creation-date>2011-12-09T19:04:57</meta:creation-date>
    <dc:date>2011-12-14T13:11:41</dc:date>
    <dc:creator>Josh Gordonson</dc:creator>
    <meta:editing-duration>PT18H40M16S</meta:editing-duration>
    <meta:editing-cycles>3</meta:editing-cycles>
    <meta:generator>OpenOffice.org/3.2$Linux OpenOffice.org_project/320m19$Build-9505</meta:generator>
    <meta:document-statistic meta:table-count="0" meta:image-count="0" meta:object-count="0" meta:page-count="1" meta:paragraph-count="8" meta:word-count="341" meta:character-count="2217"/>
  </office:meta>
</office:document-meta>
</file>